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1ccd" officeooo:paragraph-rsid="001b1c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lace</text:p>
      <text:p text:style-name="P1"/>
      <text:p text:style-name="P1"><text:a xlink:type="simple" xlink:href="http://www.mediafire.com/download/zzjr3nmiznw/en_ITEPC_VA_Desktop_v40.zip">http://www.mediafire.com/download/zzjr3nmiznw/en_ITEPC_VA_Desktop_v40.zip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16:28:43.620683376</meta:creation-date>
    <dc:date>2016-06-02T16:29:13.778842503</dc:date>
    <meta:editing-duration>P0D</meta:editing-duration>
    <meta:editing-cycles>1</meta:editing-cycles>
    <meta:document-statistic meta:table-count="0" meta:image-count="0" meta:object-count="0" meta:page-count="1" meta:paragraph-count="2" meta:word-count="2" meta:character-count="79" meta:non-whitespace-character-count="79"/>
    <meta:generator>LibreOffice/4.2.8.2$Linux_X86_64 LibreOffice_project/420m0$Build-2</meta:generator>
  </office:meta>
</office:document-meta>
</file>